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Georgia, 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444444" style:font-name="Georgia" fo:font-size="14pt" fo:letter-spacing="normal" fo:font-style="normal" fo:font-weight="normal" officeooo:rsid="00100dcd" officeooo:paragraph-rsid="00100dcd" style:font-size-asian="14pt" style:font-size-complex="14pt"/>
    </style:style>
    <style:style style:name="P2" style:family="paragraph" style:parent-style-name="Heading_20_4">
      <style:text-properties fo:font-variant="normal" fo:text-transform="none" fo:color="#444444" style:font-name="Georgia" fo:font-size="14pt" fo:letter-spacing="normal" fo:font-style="normal" fo:font-weight="normal" officeooo:rsid="00110e30" officeooo:paragraph-rsid="00110e30" style:font-size-asian="14pt" style:font-size-complex="14pt"/>
    </style:style>
    <style:style style:name="P3" style:family="paragraph" style:parent-style-name="Standard">
      <style:text-properties officeooo:rsid="00100dcd" officeooo:paragraph-rsid="00100dcd"/>
    </style:style>
    <style:style style:name="P4" style:family="paragraph" style:parent-style-name="Standard">
      <style:text-properties officeooo:rsid="00110e30" officeooo:paragraph-rsid="00110e30"/>
    </style:style>
    <style:style style:name="P5" style:family="paragraph" style:parent-style-name="Standard">
      <style:text-properties officeooo:rsid="001415cf" officeooo:paragraph-rsid="001415cf"/>
    </style:style>
    <style:style style:name="P6" style:family="paragraph" style:parent-style-name="Text_20_body">
      <style:text-properties fo:font-variant="normal" fo:text-transform="none" fo:color="#444444" style:font-name="Georgia" fo:font-size="20.25pt" fo:letter-spacing="normal" fo:font-style="normal" fo:font-weight="normal" officeooo:rsid="00110e30" officeooo:paragraph-rsid="00110e30"/>
    </style:style>
    <style:style style:name="P7" style:family="paragraph" style:parent-style-name="Text_20_body">
      <style:text-properties fo:font-variant="normal" fo:text-transform="none" fo:color="#444444" style:font-name="Liberation Serif" fo:font-size="20.25pt" fo:letter-spacing="normal" fo:font-style="normal" fo:font-weight="normal" officeooo:rsid="00100dcd" officeooo:paragraph-rsid="00100dcd"/>
    </style:style>
    <style:style style:name="P8" style:family="paragraph" style:parent-style-name="Text_20_body">
      <style:text-properties fo:font-variant="normal" fo:text-transform="none" fo:color="#444444" style:font-name="Liberation Serif" fo:font-size="13.5pt" fo:letter-spacing="normal" fo:font-style="normal" fo:font-weight="normal" officeooo:rsid="00110e30" officeooo:paragraph-rsid="00110e30"/>
    </style:style>
    <style:style style:name="P9" style:family="paragraph" style:parent-style-name="Text_20_body">
      <style:text-properties officeooo:rsid="001415cf" officeooo:paragraph-rsid="001415cf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Georgia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Georgia" fo:font-size="20.25pt" fo:letter-spacing="normal" fo:font-style="normal" fo:font-weight="normal" officeooo:rsid="00110e30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Georgia" fo:font-size="20.25pt" fo:letter-spacing="normal" fo:font-style="normal" fo:font-weight="normal" officeooo:rsid="00127ced" officeooo:paragraph-rsid="00127ced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erif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erif" fo:font-size="12pt" fo:letter-spacing="normal" fo:font-style="normal" fo:font-weight="normal" officeooo:rsid="00127ced" officeooo:paragraph-rsid="00127ced" style:font-size-asian="10.5pt" style:font-size-complex="12pt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officeooo:rsid="00110e30"/>
    </style:style>
    <style:style style:name="T2" style:family="text">
      <style:text-properties fo:font-variant="normal" fo:text-transform="none" fo:color="#444444" style:font-name="Georgia" fo:font-size="13.5pt" fo:letter-spacing="normal" fo:font-style="normal" fo:font-weight="normal"/>
    </style:style>
    <style:style style:name="T3" style:family="text">
      <style:text-properties fo:font-variant="normal" fo:text-transform="none" fo:color="#444444" style:font-name="inherit" fo:font-size="13.5pt" fo:letter-spacing="normal" fo:font-style="normal" fo:font-weight="bold" loext:padding="0cm" loext:border="none"/>
    </style:style>
    <style:style style:name="T4" style:family="text">
      <style:text-properties fo:font-size="13.5pt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7 de Março de 2021</text:p>
      <text:p text:style-name="P3"/>
      <text:p text:style-name="P3"><text:s/><text:span text:style-name="T1">PROJETO </text:span>CHATBOT : <text:span text:style-name="T1">Hank.</text:span></text:p>
      <text:p text:style-name="P3"/>
      <text:p text:style-name="P4">Software inteligente que é capaz de se comunicar e realizar ações semelhantes ao ser humano.</text:p>
      <text:p text:style-name="P4"/>
      <text:p text:style-name="P4"/>
      <text:p text:style-name="P3"/>
      <text:h text:style-name="P1" text:outline-level="4">1. Chatbots baseados em recuperação</text:h>
      <text:p text:style-name="P7"><text:span text:style-name="T4">Um chatbot baseado em recuperação usa padrões de entrada e respostas predefinidos. Em seguida, usa algum tipo de abordagem heurística para selecionar a resposta apropriada. É amplamente utilizado na indústria para fazer chatbots orientados a objetivos, onde podemos personalizar o tom e o fluxo do chatbot para conduzir nossos clientes com a melhor experiência.</text:span></text:p>
      <text:p text:style-name="P6"/>
      <text:h text:style-name="P2" text:outline-level="4">2. Chatbots baseados em geração</text:h>
      <text:p text:style-name="P8">Os modelos gerativos não são baseados em algumas respostas predefinidas.</text:p>
      <text:p text:style-name="P13">Eles são baseados em redes neurais seq 2 seq. É a mesma ideia da tradução automática. Na tradução automática, traduzimos o código-fonte de uma linguagem para outra, mas aqui vamos transformar a entrada em uma saída. Necessita de uma grande quantidade de dados e é baseado em redes neurais profundas.</text:p>
      <text:p text:style-name="P10"/>
      <text:p text:style-name="P11"/>
      <text:p text:style-name="P12">Sobre o Projeto Pyhton – Chatbot.</text:p>
      <text:p text:style-name="P14">Neste Projeto python com código-fonte, vamos construir um chatbot usando técnicas de aprendizado profundo. O chatbot será treinado no conjunto de dados que contém categorias(itents), padrão e respostas.</text:p>
      <text:p text:style-name="P14">Usando uma rede neural recorrente especial(LSTM) para classificar a qual categoria a mensagem do usuário pertence e, em seguida, daremos uma resposta aleatória da lista de respostas</text:p>
      <text:p text:style-name="P14">Criado baseado em recuperação usando NLTK, Keras, Pyhton, etc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RIMEIRO VER <text:s/>A ESTRUTURA DO ARQUIVO:</text:p>
      <text:p text:style-name="P9"><text:span text:style-name="Strong_20_Emphasis"><text:span text:style-name="T3"><text:tab/>Intents.json -</text:span></text:span><text:span text:style-name="T2"> O arquivo de dados que possui padrões e <text:tab/>respostas predefinidos.</text:span></text:p>
      <text:list xml:id="list590104562" text:style-name="L1">
        <text:list-item>
          <text:p text:style-name="P15"><text:span text:style-name="Strong_20_Emphasis"><text:span text:style-name="T3">train_chatbot.py -</text:span></text:span><text:span text:style-name="T2"> Neste arquivo Python, escrevemos um script para construir o modelo e treinar nosso chatbot.</text:span></text:p>
        </text:list-item>
        <text:list-item>
          <text:p text:style-name="P15"><text:span text:style-name="Strong_20_Emphasis"><text:span text:style-name="T3">Words.pkl -</text:span></text:span><text:span text:style-name="T2"> Este é um arquivo pickle no qual armazenamos as palavras objeto Python que contém uma lista de nosso vocabulário.</text:span></text:p>
        </text:list-item>
        <text:list-item>
          <text:p text:style-name="P15"><text:span text:style-name="Strong_20_Emphasis"><text:span text:style-name="T3">Classes.pkl -</text:span></text:span><text:span text:style-name="T2"> O arquivo de pickle de classes contém a lista de categorias.</text:span></text:p>
        </text:list-item>
        <text:list-item>
          <text:p text:style-name="P15"><text:span text:style-name="Strong_20_Emphasis"><text:span text:style-name="T3">Chatbot_model.h5 -</text:span></text:span><text:span text:style-name="T2"> Este é o modelo treinado que contém informações sobre o modelo e tem pesos dos neurônios.</text:span></text:p>
        </text:list-item>
        <text:list-item>
          <text:p text:style-name="P15"><text:span text:style-name="Strong_20_Emphasis"><text:span text:style-name="T3">Chatgui.py -</text:span></text:span><text:span text:style-name="T2"> Este é o script Python no qual implementamos GUI para nosso chatbot. Os usuários podem interagir facilmente com o bot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Georgia, 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8:26:28.039999072</meta:creation-date>
    <dc:date>2021-03-17T08:54:21.343626971</dc:date>
    <meta:editing-duration>PT27M5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20" meta:word-count="330" meta:character-count="2082" meta:non-whitespace-character-count="1770"/>
  </office:meta>
</office:document-meta>
</file>